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 style:data-style-name="N105">
      <style:table-cell-properties fo:border="1.5pt solid #000000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Artículo</text:p>
          </table:table-cell>
          <table:table-cell office:value-type="string" calcext:value-type="string">
            <text:p>Cantidad</text:p>
          </table:table-cell>
          <table:table-cell table:style-name="ce2" office:value-type="string" calcext:value-type="string">
            <text:p>Preci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enla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ámara Video</text:p>
          </table:table-cell>
          <table:table-cell office:value-type="float" office:value="14" calcext:value-type="float">
            <text:p>14</text:p>
          </table:table-cell>
          <table:table-cell office:value-type="currency" office:currency="EUR" office:value="35.99" calcext:value-type="currency">
            <text:p>35,99 €</text:p>
          </table:table-cell>
          <table:table-cell/>
          <table:table-cell office:value-type="string" calcext:value-type="string">
            <text:p>https://www.leroymerlin.es/productos/camara-adi-kit-cctv-nivian-85792697.html</text:p>
          </table:table-cell>
          <table:table-cell table:formula="of:=SUM([.C2]*[.B2])" office:value-type="float" office:value="503.86" calcext:value-type="float">
            <text:p>503,86</text:p>
          </table:table-cell>
        </table:table-row>
        <table:table-row table:style-name="ro1">
          <table:table-cell office:value-type="string" calcext:value-type="string">
            <text:p>Cámara domo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string" calcext:value-type="string">
            <text:p>Zosi</text:p>
          </table:table-cell>
          <table:table-cell office:value-type="string" calcext:value-type="string">
            <text:p>https://www.amazon.es/ZOSI-Vigilancia-IR-Corte-Impermeable-Nocturna/dp/B01L1T9RN4/ref=sr_1_5?keywords=camara+domo&amp;qid=1700819893&amp;sr=8-5</text:p>
          </table:table-cell>
          <table:table-cell table:formula="of:=SUM([.C3]*[.B3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40" calcext:value-type="currency">
            <text:p>140,00 €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https://www.pccomponentes.com/lg-ultragear-24gq50f-b-24-led-fullhd-165hz-freesync-premium</text:p>
          </table:table-cell>
          <table:table-cell table:formula="of:=SUM([.B4]*[.C4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Grabador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3.48" calcext:value-type="currency">
            <text:p>53,48 €</text:p>
          </table:table-cell>
          <table:table-cell office:value-type="string" calcext:value-type="string">
            <text:p>HIKVISION</text:p>
          </table:table-cell>
          <table:table-cell office:value-type="string" calcext:value-type="string">
            <text:p>https://www.latiendainteligente.es/producto/videograbador-hikvision-4-camaras-motion-detection-2-0-audio-sobre-coaxial-agate/</text:p>
          </table:table-cell>
          <table:table-cell table:formula="of:=SUM([.B5]*[.C5])" office:value-type="float" office:value="53.48" calcext:value-type="float">
            <text:p>53,48</text:p>
          </table:table-cell>
        </table:table-row>
        <table:table-row table:style-name="ro1">
          <table:table-cell office:value-type="string" calcext:value-type="string">
            <text:p>Horas</text:p>
          </table:table-cell>
          <table:table-cell office:value-type="float" office:value="42" calcext:value-type="float">
            <text:p>42</text:p>
          </table:table-cell>
          <table:table-cell office:value-type="currency" office:currency="EUR" office:value="8" calcext:value-type="currency">
            <text:p>8,00 €</text:p>
          </table:table-cell>
          <table:table-cell table:number-columns-repeated="2"/>
          <table:table-cell table:formula="of:=SUM([.B6]*[.C6])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Cableado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"/>
          <table:table-cell table:number-columns-repeated="2"/>
          <table:table-cell table:formula="of:=SUM([.F2:.F6])" office:value-type="float" office:value="1453.34" calcext:value-type="float">
            <text:p>1453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0:54:12.705909425</meta:creation-date>
    <dc:date>2023-11-28T10:19:59.144045896</dc:date>
    <meta:editing-duration>PT1H15M10S</meta:editing-duration>
    <meta:editing-cycles>3</meta:editing-cycles>
    <meta:generator>LibreOffice/7.4.7.2$Linux_X86_64 LibreOffice_project/40$Build-2</meta:generator>
    <meta:document-statistic meta:table-count="1" meta:cell-count="37" meta:object-count="0"/>
  </office:meta>
</office:document-meta>
</file>